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66a" officeooo:paragraph-rsid="0006c66a"/>
    </style:style>
    <style:style style:name="P2" style:family="paragraph" style:parent-style-name="Standard" style:list-style-name="L1">
      <style:text-properties officeooo:rsid="000f72d0" officeooo:paragraph-rsid="0006c66a"/>
    </style:style>
    <style:style style:name="P3" style:family="paragraph" style:parent-style-name="Standard" style:list-style-name="L1">
      <style:text-properties officeooo:rsid="000e86c7" officeooo:paragraph-rsid="0006c66a"/>
    </style:style>
    <style:style style:name="P4" style:family="paragraph" style:parent-style-name="Standard">
      <style:text-properties officeooo:rsid="000e86c7" officeooo:paragraph-rsid="0006c66a"/>
    </style:style>
    <style:style style:name="P5" style:family="paragraph" style:parent-style-name="Standard" style:list-style-name="L1">
      <style:text-properties officeooo:rsid="001d62c3" officeooo:paragraph-rsid="0006c66a"/>
    </style:style>
    <style:style style:name="P6" style:family="paragraph" style:parent-style-name="Standard" style:list-style-name="L1">
      <style:text-properties officeooo:rsid="001c6cf4" officeooo:paragraph-rsid="0006c66a"/>
    </style:style>
    <style:style style:name="P7" style:family="paragraph" style:parent-style-name="Standard" style:list-style-name="L1">
      <style:text-properties officeooo:rsid="001f6e27" officeooo:paragraph-rsid="0006c66a"/>
    </style:style>
    <style:style style:name="P8" style:family="paragraph" style:parent-style-name="Standard" style:list-style-name="L1">
      <style:text-properties officeooo:rsid="0010739d" officeooo:paragraph-rsid="0006c66a"/>
    </style:style>
    <style:style style:name="P9" style:family="paragraph" style:parent-style-name="Standard" style:list-style-name="L1">
      <style:text-properties officeooo:rsid="00122470" officeooo:paragraph-rsid="0006c66a"/>
    </style:style>
    <style:style style:name="P10" style:family="paragraph" style:parent-style-name="Standard" style:list-style-name="L1">
      <style:text-properties officeooo:rsid="000d4a5c" officeooo:paragraph-rsid="0006c66a"/>
    </style:style>
    <style:style style:name="P11" style:family="paragraph" style:parent-style-name="Standard" style:list-style-name="L1">
      <style:text-properties officeooo:rsid="000d4a5c" officeooo:paragraph-rsid="0007dddd"/>
    </style:style>
    <style:style style:name="P12" style:family="paragraph" style:parent-style-name="Standard">
      <style:text-properties officeooo:rsid="000d4a5c" officeooo:paragraph-rsid="0006c66a"/>
    </style:style>
    <style:style style:name="P13" style:family="paragraph" style:parent-style-name="Standard" style:list-style-name="L1">
      <style:text-properties officeooo:rsid="000c14d9" officeooo:paragraph-rsid="0006c66a"/>
    </style:style>
    <style:style style:name="P14" style:family="paragraph" style:parent-style-name="Standard" style:list-style-name="L1">
      <style:text-properties officeooo:rsid="000c14d9" officeooo:paragraph-rsid="0007dddd"/>
    </style:style>
    <style:style style:name="T1" style:family="text">
      <style:text-properties officeooo:rsid="0011021b"/>
    </style:style>
    <style:style style:name="T2" style:family="text">
      <style:text-properties officeooo:rsid="001ecf87"/>
    </style:style>
    <style:style style:name="T3" style:family="text">
      <style:text-properties officeooo:rsid="000d4a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All Assets</text:p>
      <text:p text:style-name="P4"/>
      <text:list xml:id="list3292959357" text:style-name="L1">
        <text:list-item>
          <text:p text:style-name="P2">Boulder</text:p>
          <text:list>
            <text:list-item>
              <text:p text:style-name="P2">A solid object that does not move. </text:p>
            </text:list-item>
          </text:list>
        </text:list-item>
        <text:list-item>
          <text:p text:style-name="P7">Coral</text:p>
          <text:list>
            <text:list-item>
              <text:p text:style-name="P7">Coral that the player can’t travel through</text:p>
            </text:list-item>
          </text:list>
        </text:list-item>
        <text:list-item>
          <text:p text:style-name="P6">Current</text:p>
          <text:list>
            <text:list-item>
              <text:p text:style-name="P6">Current is a set length <text:span text:style-name="T2">and it’s height is equal to Octoboy’s. It</text:span> is always active and moves the player at a speed higher than the player’s regular movement. </text:p>
            </text:list-item>
            <text:list-item>
              <text:p text:style-name="P6">If a player moves against the current the player movement will slow down how quickly they get swept away. </text:p>
            </text:list-item>
            <text:list-item>
              <text:p text:style-name="P5">Currents are always active</text:p>
            </text:list-item>
            <text:list-item>
              <text:p text:style-name="P5">Snails are not affected by currents</text:p>
            </text:list-item>
            <text:list-item>
              <text:p text:style-name="P5">animation to show current is moving, sound when swept away</text:p>
            </text:list-item>
          </text:list>
        </text:list-item>
        <text:list-item>
          <text:p text:style-name="P11">Debris</text:p>
          <text:list>
            <text:list-item>
              <text:p text:style-name="P11">Currently represented by an anchor</text:p>
            </text:list-item>
            <text:list-item>
              <text:p text:style-name="P11">a non collectible that is hidden under the ground then becomes visible and collectible when a metal detector comes within a certain radius.</text:p>
            </text:list-item>
          </text:list>
        </text:list-item>
        <text:list-item>
          <text:p text:style-name="P8">Hermit Crab (walking)</text:p>
          <text:list>
            <text:list-item>
              <text:p text:style-name="P8">Simply a slow moving sprite of a hermit crab with a shell on his back that moves in a random pattern</text:p>
            </text:list-item>
            <text:list-item>
              <text:p text:style-name="P8">should be collectible from any direction</text:p>
            </text:list-item>
          </text:list>
        </text:list-item>
        <text:list-item>
          <text:p text:style-name="P8">Hiding Hermit Crab</text:p>
          <text:list>
            <text:list-item>
              <text:p text:style-name="P8">This crab should start out hidden </text:p>
            </text:list-item>
            <text:list-item>
              <text:p text:style-name="P9">A visual cue showing that it’s about to come out (!)</text:p>
            </text:list-item>
            <text:list-item>
              <text:p text:style-name="P8">shell is solid while hidden</text:p>
            </text:list-item>
            <text:list-item>
              <text:p text:style-name="P8">Cannot be collected while hidden</text:p>
            </text:list-item>
            <text:list-item>
              <text:p text:style-name="P8">Should be collectible from any direction when not hidden</text:p>
            </text:list-item>
            <text:list-item>
              <text:p text:style-name="P8">Has a radius around where it detects a player (preferably spherical). If the player enters the radius and then exits the crab will come out of hiding and move around for a bit and then return to hiding. </text:p>
            </text:list-item>
            <text:list-item>
              <text:p text:style-name="P8">Player has to enter and the leave the radius for the crab to begin moving, after that crab will repeat the cycle in intervals on its own.</text:p>
            </text:list-item>
          </text:list>
        </text:list-item>
        <text:list-item>
          <text:p text:style-name="P11">Jar</text:p>
          <text:list>
            <text:list-item>
              <text:p text:style-name="P11">A collectible that is hidden under the ground then becomes visible and collectible when a metal detector comes within a certain radius.</text:p>
            </text:list-item>
          </text:list>
        </text:list-item>
        <text:list-item>
          <text:p text:style-name="P14">Metal Detector</text:p>
          <text:list>
            <text:list-item>
              <text:p text:style-name="P14">is an item that attaches to Octoboy, similar to the net.</text:p>
            </text:list-item>
            <text:list-item>
              <text:p text:style-name="P14">Has a small radius <text:s/>where items are discoverable. ( a circle hitbox about a 1/3rd larger than Octoboy’s Hitbox)</text:p>
            </text:list-item>
            <text:list-item>
              <text:p text:style-name="P11">Radius should be mostly in front of Octoboy</text:p>
            </text:list-item>
            <text:list-item>
              <text:p text:style-name="P14">Needs a visual cue to indicate <text:span text:style-name="T3">Octoboy</text:span> is coming closer to a <text:span text:style-name="T3">hidden</text:span> object</text:p>
            </text:list-item>
            <text:list-item>
              <text:p text:style-name="P11">Need an audio cue to indicate Octoboy is coming closer to a hidden object</text:p>
            </text:list-item>
          </text:list>
        </text:list-item>
        <text:list-item>
          <text:p text:style-name="P3">Seaweed</text:p>
          <text:list>
            <text:list-item>
              <text:p text:style-name="P3">Non-moving collectible that requires 3 taps to collec<text:span text:style-name="T1">t</text:span></text:p>
            </text:list-item>
            <text:list-item>
              <text:p text:style-name="P3">if they tap a patch of seaweed once or twice and then return to it later, player will only need to tap once more to fully harvest it. </text:p>
            </text:list-item>
            <text:list-item>
              <text:p text:style-name="P3">Not affected by waves</text:p>
            </text:list-item>
          </text:list>
        </text:list-item>
        <text:list-item>
          <text:p text:style-name="P8">Shell</text:p>
          <text:list>
            <text:list-item>
              <text:p text:style-name="P8"><text:soft-page-break/>a game object that is solid and immovable</text:p>
            </text:list-item>
            <text:list-item>
              <text:p text:style-name="P8">Needs to be the same shell that is on the back of the hermit crabs.</text:p>
            </text:list-item>
          </text:list>
        </text:list-item>
        <text:list-item>
          <text:p text:style-name="P6">Snail</text:p>
          <text:list>
            <text:list-item>
              <text:p text:style-name="P6">Moves slowly and are attached to a solid object, (i.e. boulder etc.)</text:p>
            </text:list-item>
            <text:list-item>
              <text:p text:style-name="P6">Player must maintain contact for a period of time total to collect</text:p>
            </text:list-item>
            <text:list-item>
              <text:p text:style-name="P6">Needs animation/sound to show the snail is being collected</text:p>
            </text:list-item>
            <text:list-item>
              <text:p text:style-name="P6">Collection timer for snail does not reset after a period of time (i.e. if a player bumps into it and then comes back again to collect it, they will only have to maintain contact for the remaining time)</text:p>
            </text:list-item>
          </text:list>
        </text:list-item>
        <text:list-item>
          <text:p text:style-name="P3">Waves</text:p>
          <text:list>
            <text:list-item>
              <text:p text:style-name="P3">Waves originate on an indicated side of the level (refer to level designs) and travel directly across the entirety of the room. </text:p>
            </text:list-item>
            <text:list-item>
              <text:p text:style-name="P2">Waves stop when they come in contact with a solid object like a boulder.</text:p>
            </text:list-item>
            <text:list-item>
              <text:p text:style-name="P2">Waves will pass through non solid objects such as coral.</text:p>
            </text:list-item>
            <text:list-item>
              <text:p text:style-name="P2">Time frame on the waves will vary from room to room as needed to adjust for difficulty.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8:55:15.487000000</meta:creation-date>
    <dc:date>2017-10-24T19:13:58.934000000</dc:date>
    <meta:editing-duration>PT5M6S</meta:editing-duration>
    <meta:editing-cycles>1</meta:editing-cycles>
    <meta:document-statistic meta:table-count="0" meta:image-count="0" meta:object-count="0" meta:page-count="2" meta:paragraph-count="50" meta:word-count="593" meta:character-count="3029" meta:non-whitespace-character-count="2527"/>
    <meta:generator>LibreOffice/5.3.1.2$Windows_X86_64 LibreOffice_project/e80a0e0fd1875e1696614d24c32df0f95f03deb2</meta:generator>
  </office:meta>
</office:document-meta>
</file>